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5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5" calcext:value-type="float">
            <text:p>365</text:p>
          </table:table-cell>
          <table:table-cell table:formula="of:=IF([.A1]&gt;[.B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1" calcext:value-type="float">
            <text:p>281</text:p>
          </table:table-cell>
          <table:table-cell table:formula="of:=IF([.A2]&gt;[.B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table:formula="of:=IF([.A3]&gt;[.B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IF([.A4]&gt;[.B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table:formula="of:=IF([.A5]&gt;[.B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9" calcext:value-type="float">
            <text:p>279</text:p>
          </table:table-cell>
          <table:table-cell table:formula="of:=IF([.A6]&gt;[.B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table:formula="of:=IF([.A7]&gt;[.B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99" calcext:value-type="float">
            <text:p>299</text:p>
          </table:table-cell>
          <table:table-cell table:formula="of:=IF([.A8]&gt;[.B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table:formula="of:=IF([.A9]&gt;[.B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table:formula="of:=IF([.A10]&gt;[.B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table:formula="of:=IF([.A11]&gt;[.B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4" calcext:value-type="float">
            <text:p>314</text:p>
          </table:table-cell>
          <table:table-cell table:formula="of:=IF([.A12]&gt;[.B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7" calcext:value-type="float">
            <text:p>357</text:p>
          </table:table-cell>
          <table:table-cell table:formula="of:=IF([.A13]&gt;[.B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table:formula="of:=IF([.A14]&gt;[.B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3" calcext:value-type="float">
            <text:p>273</text:p>
          </table:table-cell>
          <table:table-cell table:formula="of:=IF([.A15]&gt;[.B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4" calcext:value-type="float">
            <text:p>354</text:p>
          </table:table-cell>
          <table:table-cell table:formula="of:=IF([.A16]&gt;[.B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7" calcext:value-type="float">
            <text:p>247</text:p>
          </table:table-cell>
          <table:table-cell table:formula="of:=IF([.A17]&gt;[.B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table:formula="of:=IF([.A18]&gt;[.B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table:formula="of:=IF([.A19]&gt;[.B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formula="of:=IF([.A20]&gt;[.B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0" calcext:value-type="float">
            <text:p>270</text:p>
          </table:table-cell>
          <table:table-cell table:formula="of:=IF([.A21]&gt;[.B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formula="of:=IF([.A22]&gt;[.B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table:formula="of:=IF([.A23]&gt;[.B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table:formula="of:=IF([.A24]&gt;[.B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table:formula="of:=IF([.A25]&gt;[.B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6" calcext:value-type="float">
            <text:p>306</text:p>
          </table:table-cell>
          <table:table-cell table:formula="of:=IF([.A26]&gt;[.B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table:formula="of:=IF([.A27]&gt;[.B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formula="of:=IF([.A28]&gt;[.B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formula="of:=IF([.A29]&gt;[.B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table:formula="of:=IF([.A30]&gt;[.B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8" calcext:value-type="float">
            <text:p>338</text:p>
          </table:table-cell>
          <table:table-cell table:formula="of:=IF([.A31]&gt;[.B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  <table:table-cell table:formula="of:=IF([.A32]&gt;[.B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table:formula="of:=IF([.A33]&gt;[.B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table:formula="of:=IF([.A34]&gt;[.B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2" calcext:value-type="float">
            <text:p>302</text:p>
          </table:table-cell>
          <table:table-cell table:formula="of:=IF([.A35]&gt;[.B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4" calcext:value-type="float">
            <text:p>344</text:p>
          </table:table-cell>
          <table:table-cell table:formula="of:=IF([.A36]&gt;[.B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table:formula="of:=IF([.A37]&gt;[.B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table:formula="of:=IF([.A38]&gt;[.B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table:formula="of:=IF([.A39]&gt;[.B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table:formula="of:=IF([.A40]&gt;[.B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8" calcext:value-type="float">
            <text:p>378</text:p>
          </table:table-cell>
          <table:table-cell table:formula="of:=IF([.A41]&gt;[.B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table:formula="of:=IF([.A42]&gt;[.B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table:formula="of:=IF([.A43]&gt;[.B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0" calcext:value-type="float">
            <text:p>330</text:p>
          </table:table-cell>
          <table:table-cell table:formula="of:=IF([.A44]&gt;[.B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7" calcext:value-type="float">
            <text:p>357</text:p>
          </table:table-cell>
          <table:table-cell table:formula="of:=IF([.A45]&gt;[.B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formula="of:=IF([.A46]&gt;[.B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table:formula="of:=IF([.A47]&gt;[.B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1" calcext:value-type="float">
            <text:p>321</text:p>
          </table:table-cell>
          <table:table-cell table:formula="of:=IF([.A48]&gt;[.B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formula="of:=IF([.A49]&gt;[.B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table:formula="of:=IF([.A50]&gt;[.B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8" calcext:value-type="float">
            <text:p>358</text:p>
          </table:table-cell>
          <table:table-cell table:formula="of:=IF([.A51]&gt;[.B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table:formula="of:=IF([.A52]&gt;[.B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table:formula="of:=IF([.A53]&gt;[.B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72" calcext:value-type="float">
            <text:p>272</text:p>
          </table:table-cell>
          <table:table-cell table:formula="of:=IF([.A54]&gt;[.B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47" calcext:value-type="float">
            <text:p>347</text:p>
          </table:table-cell>
          <table:table-cell table:formula="of:=IF([.A55]&gt;[.B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table:formula="of:=IF([.A56]&gt;[.B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8" calcext:value-type="float">
            <text:p>328</text:p>
          </table:table-cell>
          <table:table-cell table:formula="of:=IF([.A57]&gt;[.B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table:formula="of:=IF([.A58]&gt;[.B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table:formula="of:=IF([.A59]&gt;[.B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5" calcext:value-type="float">
            <text:p>315</text:p>
          </table:table-cell>
          <table:table-cell table:formula="of:=IF([.A60]&gt;[.B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table:formula="of:=IF([.A61]&gt;[.B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2" calcext:value-type="float">
            <text:p>312</text:p>
          </table:table-cell>
          <table:table-cell table:formula="of:=IF([.A62]&gt;[.B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table:formula="of:=IF([.A63]&gt;[.B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table:formula="of:=IF([.A64]&gt;[.B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formula="of:=IF([.A65]&gt;[.B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3" calcext:value-type="float">
            <text:p>363</text:p>
          </table:table-cell>
          <table:table-cell table:formula="of:=IF([.A66]&gt;[.B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3" calcext:value-type="float">
            <text:p>243</text:p>
          </table:table-cell>
          <table:table-cell table:formula="of:=IF([.A67]&gt;[.B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4" calcext:value-type="float">
            <text:p>324</text:p>
          </table:table-cell>
          <table:table-cell table:formula="of:=IF([.A68]&gt;[.B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7" calcext:value-type="float">
            <text:p>257</text:p>
          </table:table-cell>
          <table:table-cell table:formula="of:=IF([.A69]&gt;[.B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formula="of:=IF([.A70]&gt;[.B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4" calcext:value-type="float">
            <text:p>274</text:p>
          </table:table-cell>
          <table:table-cell table:formula="of:=IF([.A71]&gt;[.B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table:formula="of:=IF([.A72]&gt;[.B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table:formula="of:=IF([.A73]&gt;[.B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3" calcext:value-type="float">
            <text:p>313</text:p>
          </table:table-cell>
          <table:table-cell table:formula="of:=IF([.A74]&gt;[.B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table:formula="of:=IF([.A75]&gt;[.B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" calcext:value-type="float">
            <text:p>301</text:p>
          </table:table-cell>
          <table:table-cell table:formula="of:=IF([.A76]&gt;[.B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9" calcext:value-type="float">
            <text:p>269</text:p>
          </table:table-cell>
          <table:table-cell table:formula="of:=IF([.A77]&gt;[.B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table:formula="of:=IF([.A78]&gt;[.B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table:formula="of:=IF([.A79]&gt;[.B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formula="of:=IF([.A80]&gt;[.B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35" calcext:value-type="float">
            <text:p>335</text:p>
          </table:table-cell>
          <table:table-cell table:formula="of:=IF([.A81]&gt;[.B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IF([.A82]&gt;[.B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table:formula="of:=IF([.A83]&gt;[.B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formula="of:=IF([.A84]&gt;[.B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table:formula="of:=IF([.A85]&gt;[.B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8" calcext:value-type="float">
            <text:p>348</text:p>
          </table:table-cell>
          <table:table-cell table:formula="of:=IF([.A86]&gt;[.B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3" calcext:value-type="float">
            <text:p>263</text:p>
          </table:table-cell>
          <table:table-cell table:formula="of:=IF([.A87]&gt;[.B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table:formula="of:=IF([.A88]&gt;[.B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9" calcext:value-type="float">
            <text:p>349</text:p>
          </table:table-cell>
          <table:table-cell table:formula="of:=IF([.A89]&gt;[.B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table:formula="of:=IF([.A90]&gt;[.B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1" calcext:value-type="float">
            <text:p>371</text:p>
          </table:table-cell>
          <table:table-cell table:formula="of:=IF([.A91]&gt;[.B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table:formula="of:=IF([.A92]&gt;[.B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28" calcext:value-type="float">
            <text:p>328</text:p>
          </table:table-cell>
          <table:table-cell table:formula="of:=IF([.A93]&gt;[.B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table:formula="of:=IF([.A94]&gt;[.B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table:formula="of:=IF([.A95]&gt;[.B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table:formula="of:=IF([.A96]&gt;[.B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table:formula="of:=IF([.A97]&gt;[.B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  <table:table-cell table:formula="of:=IF([.A98]&gt;[.B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1" calcext:value-type="float">
            <text:p>371</text:p>
          </table:table-cell>
          <table:table-cell table:formula="of:=IF([.A99]&gt;[.B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table:formula="of:=IF([.A100]&gt;[.B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57" calcext:value-type="float">
            <text:p>357</text:p>
          </table:table-cell>
          <table:table-cell table:formula="of:=IF([.A101]&gt;[.B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table:formula="of:=IF([.A102]&gt;[.B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table:formula="of:=IF([.A103]&gt;[.B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2" calcext:value-type="float">
            <text:p>272</text:p>
          </table:table-cell>
          <table:table-cell table:formula="of:=IF([.A104]&gt;[.B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table:formula="of:=IF([.A105]&gt;[.B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table:formula="of:=IF([.A106]&gt;[.B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table:formula="of:=IF([.A107]&gt;[.B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table:formula="of:=IF([.A108]&gt;[.B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table:formula="of:=IF([.A109]&gt;[.B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table:formula="of:=IF([.A110]&gt;[.B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table:formula="of:=IF([.A111]&gt;[.B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table:formula="of:=IF([.A112]&gt;[.B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  <table:table-cell table:formula="of:=IF([.A113]&gt;[.B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table:formula="of:=IF([.A114]&gt;[.B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table:formula="of:=IF([.A115]&gt;[.B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4" calcext:value-type="float">
            <text:p>364</text:p>
          </table:table-cell>
          <table:table-cell table:formula="of:=IF([.A116]&gt;[.B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2" calcext:value-type="float">
            <text:p>242</text:p>
          </table:table-cell>
          <table:table-cell table:formula="of:=IF([.A117]&gt;[.B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table:formula="of:=IF([.A118]&gt;[.B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table:formula="of:=IF([.A119]&gt;[.B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formula="of:=IF([.A120]&gt;[.B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6" calcext:value-type="float">
            <text:p>266</text:p>
          </table:table-cell>
          <table:table-cell table:formula="of:=IF([.A121]&gt;[.B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table:formula="of:=IF([.A122]&gt;[.B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6" calcext:value-type="float">
            <text:p>346</text:p>
          </table:table-cell>
          <table:table-cell table:formula="of:=IF([.A123]&gt;[.B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5" calcext:value-type="float">
            <text:p>315</text:p>
          </table:table-cell>
          <table:table-cell table:formula="of:=IF([.A124]&gt;[.B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table:formula="of:=IF([.A125]&gt;[.B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1" calcext:value-type="float">
            <text:p>301</text:p>
          </table:table-cell>
          <table:table-cell table:formula="of:=IF([.A126]&gt;[.B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table:formula="of:=IF([.A127]&gt;[.B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table:formula="of:=IF([.A128]&gt;[.B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IF([.A129]&gt;[.B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table:formula="of:=IF([.A130]&gt;[.B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  <table:table-cell table:formula="of:=IF([.A131]&gt;[.B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table:formula="of:=IF([.A132]&gt;[.B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table:formula="of:=IF([.A133]&gt;[.B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table:formula="of:=IF([.A134]&gt;[.B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97" calcext:value-type="float">
            <text:p>297</text:p>
          </table:table-cell>
          <table:table-cell table:formula="of:=IF([.A135]&gt;[.B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52" calcext:value-type="float">
            <text:p>352</text:p>
          </table:table-cell>
          <table:table-cell table:formula="of:=IF([.A136]&gt;[.B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  <table:table-cell table:formula="of:=IF([.A137]&gt;[.B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table:formula="of:=IF([.A138]&gt;[.B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  <table:table-cell table:formula="of:=IF([.A139]&gt;[.B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table:formula="of:=IF([.A140]&gt;[.B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74" calcext:value-type="float">
            <text:p>374</text:p>
          </table:table-cell>
          <table:table-cell table:formula="of:=IF([.A141]&gt;[.B14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table:formula="of:=IF([.A142]&gt;[.B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table:formula="of:=IF([.A143]&gt;[.B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formula="of:=IF([.A144]&gt;[.B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2" calcext:value-type="float">
            <text:p>362</text:p>
          </table:table-cell>
          <table:table-cell table:formula="of:=IF([.A145]&gt;[.B1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table:formula="of:=IF([.A146]&gt;[.B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7" calcext:value-type="float">
            <text:p>307</text:p>
          </table:table-cell>
          <table:table-cell table:formula="of:=IF([.A147]&gt;[.B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9" calcext:value-type="float">
            <text:p>319</text:p>
          </table:table-cell>
          <table:table-cell table:formula="of:=IF([.A148]&gt;[.B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table:formula="of:=IF([.A149]&gt;[.B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table:formula="of:=IF([.A150]&gt;[.B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 table:formula="of:=IF([.A151]&gt;[.B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table:formula="of:=IF([.A152]&gt;[.B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table:formula="of:=IF([.A153]&gt;[.B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5" calcext:value-type="float">
            <text:p>265</text:p>
          </table:table-cell>
          <table:table-cell table:formula="of:=IF([.A154]&gt;[.B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52" calcext:value-type="float">
            <text:p>352</text:p>
          </table:table-cell>
          <table:table-cell table:formula="of:=IF([.A155]&gt;[.B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table:formula="of:=IF([.A156]&gt;[.B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table:formula="of:=IF([.A157]&gt;[.B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table:formula="of:=IF([.A158]&gt;[.B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table:formula="of:=IF([.A159]&gt;[.B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7" calcext:value-type="float">
            <text:p>317</text:p>
          </table:table-cell>
          <table:table-cell table:formula="of:=IF([.A160]&gt;[.B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table:formula="of:=IF([.A161]&gt;[.B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table:formula="of:=IF([.A162]&gt;[.B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8" calcext:value-type="float">
            <text:p>358</text:p>
          </table:table-cell>
          <table:table-cell table:formula="of:=IF([.A163]&gt;[.B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table:formula="of:=IF([.A164]&gt;[.B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table:formula="of:=IF([.A165]&gt;[.B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0" calcext:value-type="float">
            <text:p>360</text:p>
          </table:table-cell>
          <table:table-cell table:formula="of:=IF([.A166]&gt;[.B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2" calcext:value-type="float">
            <text:p>242</text:p>
          </table:table-cell>
          <table:table-cell table:formula="of:=IF([.A167]&gt;[.B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table:formula="of:=IF([.A168]&gt;[.B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7" calcext:value-type="float">
            <text:p>257</text:p>
          </table:table-cell>
          <table:table-cell table:formula="of:=IF([.A169]&gt;[.B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table:formula="of:=IF([.A170]&gt;[.B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5" calcext:value-type="float">
            <text:p>265</text:p>
          </table:table-cell>
          <table:table-cell table:formula="of:=IF([.A171]&gt;[.B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IF([.A172]&gt;[.B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9" calcext:value-type="float">
            <text:p>349</text:p>
          </table:table-cell>
          <table:table-cell table:formula="of:=IF([.A173]&gt;[.B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formula="of:=IF([.A174]&gt;[.B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table:formula="of:=IF([.A175]&gt;[.B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table:formula="of:=IF([.A176]&gt;[.B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table:formula="of:=IF([.A177]&gt;[.B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table:formula="of:=IF([.A178]&gt;[.B1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formula="of:=IF([.A179]&gt;[.B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table:formula="of:=IF([.A180]&gt;[.B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8" calcext:value-type="float">
            <text:p>338</text:p>
          </table:table-cell>
          <table:table-cell table:formula="of:=IF([.A181]&gt;[.B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table:formula="of:=IF([.A182]&gt;[.B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3" calcext:value-type="float">
            <text:p>253</text:p>
          </table:table-cell>
          <table:table-cell table:formula="of:=IF([.A183]&gt;[.B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table:formula="of:=IF([.A184]&gt;[.B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6" calcext:value-type="float">
            <text:p>296</text:p>
          </table:table-cell>
          <table:table-cell table:formula="of:=IF([.A185]&gt;[.B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table:formula="of:=IF([.A186]&gt;[.B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6" calcext:value-type="float">
            <text:p>266</text:p>
          </table:table-cell>
          <table:table-cell table:formula="of:=IF([.A187]&gt;[.B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table:formula="of:=IF([.A188]&gt;[.B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IF([.A189]&gt;[.B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table:formula="of:=IF([.A190]&gt;[.B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  <table:table-cell table:formula="of:=IF([.A191]&gt;[.B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formula="of:=IF([.A192]&gt;[.B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6" calcext:value-type="float">
            <text:p>326</text:p>
          </table:table-cell>
          <table:table-cell table:formula="of:=IF([.A193]&gt;[.B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formula="of:=IF([.A194]&gt;[.B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7" calcext:value-type="float">
            <text:p>367</text:p>
          </table:table-cell>
          <table:table-cell table:formula="of:=IF([.A195]&gt;[.B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formula="of:=IF([.A196]&gt;[.B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formula="of:=IF([.A197]&gt;[.B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8" calcext:value-type="float">
            <text:p>308</text:p>
          </table:table-cell>
          <table:table-cell table:formula="of:=IF([.A198]&gt;[.B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table:formula="of:=IF([.A199]&gt;[.B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table:formula="of:=IF([.A200]&gt;[.B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formula="of:=IF([.A201]&gt;[.B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table:formula="of:=IF([.A202]&gt;[.B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formula="of:=IF([.A203]&gt;[.B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formula="of:=IF([.A204]&gt;[.B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2" calcext:value-type="float">
            <text:p>352</text:p>
          </table:table-cell>
          <table:table-cell table:formula="of:=IF([.A205]&gt;[.B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table:formula="of:=IF([.A206]&gt;[.B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table:formula="of:=IF([.A207]&gt;[.B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table:formula="of:=IF([.A208]&gt;[.B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2" calcext:value-type="float">
            <text:p>312</text:p>
          </table:table-cell>
          <table:table-cell table:formula="of:=IF([.A209]&gt;[.B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IF([.A210]&gt;[.B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table:formula="of:=IF([.A211]&gt;[.B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table:formula="of:=IF([.A212]&gt;[.B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5" calcext:value-type="float">
            <text:p>355</text:p>
          </table:table-cell>
          <table:table-cell table:formula="of:=IF([.A213]&gt;[.B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4" calcext:value-type="float">
            <text:p>354</text:p>
          </table:table-cell>
          <table:table-cell table:formula="of:=IF([.A214]&gt;[.B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 table:formula="of:=IF([.A215]&gt;[.B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2" calcext:value-type="float">
            <text:p>362</text:p>
          </table:table-cell>
          <table:table-cell table:formula="of:=IF([.A216]&gt;[.B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table:formula="of:=IF([.A217]&gt;[.B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table:formula="of:=IF([.A218]&gt;[.B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table:formula="of:=IF([.A219]&gt;[.B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table:formula="of:=IF([.A220]&gt;[.B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table:formula="of:=IF([.A221]&gt;[.B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formula="of:=IF([.A222]&gt;[.B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table:formula="of:=IF([.A223]&gt;[.B2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table:formula="of:=IF([.A224]&gt;[.B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table:formula="of:=IF([.A225]&gt;[.B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table:formula="of:=IF([.A226]&gt;[.B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table:formula="of:=IF([.A227]&gt;[.B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table:formula="of:=IF([.A228]&gt;[.B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5" calcext:value-type="float">
            <text:p>325</text:p>
          </table:table-cell>
          <table:table-cell table:formula="of:=IF([.A229]&gt;[.B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table:formula="of:=IF([.A230]&gt;[.B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0" calcext:value-type="float">
            <text:p>340</text:p>
          </table:table-cell>
          <table:table-cell table:formula="of:=IF([.A231]&gt;[.B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table:formula="of:=IF([.A232]&gt;[.B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4" calcext:value-type="float">
            <text:p>254</text:p>
          </table:table-cell>
          <table:table-cell table:formula="of:=IF([.A233]&gt;[.B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table:formula="of:=IF([.A234]&gt;[.B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9" calcext:value-type="float">
            <text:p>299</text:p>
          </table:table-cell>
          <table:table-cell table:formula="of:=IF([.A235]&gt;[.B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table:formula="of:=IF([.A236]&gt;[.B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table:formula="of:=IF([.A237]&gt;[.B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table:formula="of:=IF([.A238]&gt;[.B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table:formula="of:=IF([.A239]&gt;[.B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4" calcext:value-type="float">
            <text:p>354</text:p>
          </table:table-cell>
          <table:table-cell table:formula="of:=IF([.A240]&gt;[.B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table:formula="of:=IF([.A241]&gt;[.B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table:formula="of:=IF([.A242]&gt;[.B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table:formula="of:=IF([.A243]&gt;[.B24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table:formula="of:=IF([.A244]&gt;[.B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3" calcext:value-type="float">
            <text:p>363</text:p>
          </table:table-cell>
          <table:table-cell table:formula="of:=IF([.A245]&gt;[.B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formula="of:=IF([.A246]&gt;[.B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formula="of:=IF([.A247]&gt;[.B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table:formula="of:=IF([.A248]&gt;[.B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formula="of:=IF([.A249]&gt;[.B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table:formula="of:=IF([.A250]&gt;[.B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formula="of:=IF([.A251]&gt;[.B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table:formula="of:=IF([.A252]&gt;[.B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table:formula="of:=IF([.A253]&gt;[.B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8" calcext:value-type="float">
            <text:p>268</text:p>
          </table:table-cell>
          <table:table-cell table:formula="of:=IF([.A254]&gt;[.B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table:formula="of:=IF([.A255]&gt;[.B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table:formula="of:=IF([.A256]&gt;[.B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table:formula="of:=IF([.A257]&gt;[.B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table:formula="of:=IF([.A258]&gt;[.B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8" calcext:value-type="float">
            <text:p>318</text:p>
          </table:table-cell>
          <table:table-cell table:formula="of:=IF([.A259]&gt;[.B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table:formula="of:=IF([.A260]&gt;[.B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table:formula="of:=IF([.A261]&gt;[.B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table:formula="of:=IF([.A262]&gt;[.B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59" calcext:value-type="float">
            <text:p>359</text:p>
          </table:table-cell>
          <table:table-cell table:formula="of:=IF([.A263]&gt;[.B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table:formula="of:=IF([.A264]&gt;[.B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9" calcext:value-type="float">
            <text:p>269</text:p>
          </table:table-cell>
          <table:table-cell table:formula="of:=IF([.A265]&gt;[.B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  <table:table-cell table:formula="of:=IF([.A266]&gt;[.B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7" calcext:value-type="float">
            <text:p>257</text:p>
          </table:table-cell>
          <table:table-cell table:formula="of:=IF([.A267]&gt;[.B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table:formula="of:=IF([.A268]&gt;[.B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4" calcext:value-type="float">
            <text:p>264</text:p>
          </table:table-cell>
          <table:table-cell table:formula="of:=IF([.A269]&gt;[.B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table:formula="of:=IF([.A270]&gt;[.B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formula="of:=IF([.A271]&gt;[.B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7" calcext:value-type="float">
            <text:p>327</text:p>
          </table:table-cell>
          <table:table-cell table:formula="of:=IF([.A272]&gt;[.B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6" calcext:value-type="float">
            <text:p>346</text:p>
          </table:table-cell>
          <table:table-cell table:formula="of:=IF([.A273]&gt;[.B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table:formula="of:=IF([.A274]&gt;[.B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formula="of:=IF([.A275]&gt;[.B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9" calcext:value-type="float">
            <text:p>289</text:p>
          </table:table-cell>
          <table:table-cell table:formula="of:=IF([.A276]&gt;[.B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8" calcext:value-type="float">
            <text:p>258</text:p>
          </table:table-cell>
          <table:table-cell table:formula="of:=IF([.A277]&gt;[.B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table:formula="of:=IF([.A278]&gt;[.B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table:formula="of:=IF([.A279]&gt;[.B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table:formula="of:=IF([.A280]&gt;[.B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2" calcext:value-type="float">
            <text:p>342</text:p>
          </table:table-cell>
          <table:table-cell table:formula="of:=IF([.A281]&gt;[.B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  <table:table-cell table:formula="of:=IF([.A282]&gt;[.B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table:formula="of:=IF([.A283]&gt;[.B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table:formula="of:=IF([.A284]&gt;[.B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table:formula="of:=IF([.A285]&gt;[.B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55" calcext:value-type="float">
            <text:p>355</text:p>
          </table:table-cell>
          <table:table-cell table:formula="of:=IF([.A286]&gt;[.B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table:formula="of:=IF([.A287]&gt;[.B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table:formula="of:=IF([.A288]&gt;[.B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table:formula="of:=IF([.A289]&gt;[.B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table:formula="of:=IF([.A290]&gt;[.B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7" calcext:value-type="float">
            <text:p>377</text:p>
          </table:table-cell>
          <table:table-cell table:formula="of:=IF([.A291]&gt;[.B29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table:formula="of:=IF([.A292]&gt;[.B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21" calcext:value-type="float">
            <text:p>321</text:p>
          </table:table-cell>
          <table:table-cell table:formula="of:=IF([.A293]&gt;[.B2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table:formula="of:=IF([.A294]&gt;[.B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table:formula="of:=IF([.A295]&gt;[.B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table:formula="of:=IF([.A296]&gt;[.B2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table:formula="of:=IF([.A297]&gt;[.B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4" calcext:value-type="float">
            <text:p>304</text:p>
          </table:table-cell>
          <table:table-cell table:formula="of:=IF([.A298]&gt;[.B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table:formula="of:=IF([.A299]&gt;[.B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table:formula="of:=IF([.A300]&gt;[.B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table:formula="of:=IF([.A301]&gt;[.B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table:formula="of:=IF([.A302]&gt;[.B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formula="of:=IF([.A303]&gt;[.B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8" calcext:value-type="float">
            <text:p>278</text:p>
          </table:table-cell>
          <table:table-cell table:formula="of:=IF([.A304]&gt;[.B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table:formula="of:=IF([.A305]&gt;[.B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table:formula="of:=IF([.A306]&gt;[.B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9" calcext:value-type="float">
            <text:p>329</text:p>
          </table:table-cell>
          <table:table-cell table:formula="of:=IF([.A307]&gt;[.B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8" calcext:value-type="float">
            <text:p>308</text:p>
          </table:table-cell>
          <table:table-cell table:formula="of:=IF([.A308]&gt;[.B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table:formula="of:=IF([.A309]&gt;[.B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formula="of:=IF([.A310]&gt;[.B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table:formula="of:=IF([.A311]&gt;[.B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  <table:table-cell table:formula="of:=IF([.A312]&gt;[.B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table:formula="of:=IF([.A313]&gt;[.B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table:formula="of:=IF([.A314]&gt;[.B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5" calcext:value-type="float">
            <text:p>265</text:p>
          </table:table-cell>
          <table:table-cell table:formula="of:=IF([.A315]&gt;[.B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  <table:table-cell table:formula="of:=IF([.A316]&gt;[.B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table:formula="of:=IF([.A317]&gt;[.B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table:formula="of:=IF([.A318]&gt;[.B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table:formula="of:=IF([.A319]&gt;[.B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table:formula="of:=IF([.A320]&gt;[.B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7" calcext:value-type="float">
            <text:p>267</text:p>
          </table:table-cell>
          <table:table-cell table:formula="of:=IF([.A321]&gt;[.B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table:formula="of:=IF([.A322]&gt;[.B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5" calcext:value-type="float">
            <text:p>345</text:p>
          </table:table-cell>
          <table:table-cell table:formula="of:=IF([.A323]&gt;[.B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formula="of:=IF([.A324]&gt;[.B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formula="of:=IF([.A325]&gt;[.B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table:formula="of:=IF([.A326]&gt;[.B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0" calcext:value-type="float">
            <text:p>250</text:p>
          </table:table-cell>
          <table:table-cell table:formula="of:=IF([.A327]&gt;[.B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table:formula="of:=IF([.A328]&gt;[.B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9" calcext:value-type="float">
            <text:p>329</text:p>
          </table:table-cell>
          <table:table-cell table:formula="of:=IF([.A329]&gt;[.B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table:formula="of:=IF([.A330]&gt;[.B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table:formula="of:=IF([.A331]&gt;[.B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table:formula="of:=IF([.A332]&gt;[.B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table:formula="of:=IF([.A333]&gt;[.B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table:formula="of:=IF([.A334]&gt;[.B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table:formula="of:=IF([.A335]&gt;[.B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table:formula="of:=IF([.A336]&gt;[.B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4" calcext:value-type="float">
            <text:p>254</text:p>
          </table:table-cell>
          <table:table-cell table:formula="of:=IF([.A337]&gt;[.B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table:formula="of:=IF([.A338]&gt;[.B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table:formula="of:=IF([.A339]&gt;[.B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table:formula="of:=IF([.A340]&gt;[.B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7" calcext:value-type="float">
            <text:p>377</text:p>
          </table:table-cell>
          <table:table-cell table:formula="of:=IF([.A341]&gt;[.B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table:formula="of:=IF([.A342]&gt;[.B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0" calcext:value-type="float">
            <text:p>330</text:p>
          </table:table-cell>
          <table:table-cell table:formula="of:=IF([.A343]&gt;[.B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table:formula="of:=IF([.A344]&gt;[.B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69" calcext:value-type="float">
            <text:p>369</text:p>
          </table:table-cell>
          <table:table-cell table:formula="of:=IF([.A345]&gt;[.B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table:formula="of:=IF([.A346]&gt;[.B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table:formula="of:=IF([.A347]&gt;[.B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table:formula="of:=IF([.A348]&gt;[.B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table:formula="of:=IF([.A349]&gt;[.B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table:formula="of:=IF([.A350]&gt;[.B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  <table:table-cell table:formula="of:=IF([.A351]&gt;[.B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table:formula="of:=IF([.A352]&gt;[.B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table:formula="of:=IF([.A353]&gt;[.B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0" calcext:value-type="float">
            <text:p>280</text:p>
          </table:table-cell>
          <table:table-cell table:formula="of:=IF([.A354]&gt;[.B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6" calcext:value-type="float">
            <text:p>366</text:p>
          </table:table-cell>
          <table:table-cell table:formula="of:=IF([.A355]&gt;[.B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formula="of:=IF([.A356]&gt;[.B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table:formula="of:=IF([.A357]&gt;[.B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8" calcext:value-type="float">
            <text:p>308</text:p>
          </table:table-cell>
          <table:table-cell table:formula="of:=IF([.A358]&gt;[.B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6" calcext:value-type="float">
            <text:p>316</text:p>
          </table:table-cell>
          <table:table-cell table:formula="of:=IF([.A359]&gt;[.B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table:formula="of:=IF([.A360]&gt;[.B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table:formula="of:=IF([.A361]&gt;[.B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table:formula="of:=IF([.A362]&gt;[.B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table:formula="of:=IF([.A363]&gt;[.B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formula="of:=IF([.A364]&gt;[.B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2" calcext:value-type="float">
            <text:p>262</text:p>
          </table:table-cell>
          <table:table-cell table:formula="of:=IF([.A365]&gt;[.B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table:formula="of:=IF([.A366]&gt;[.B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table:formula="of:=IF([.A367]&gt;[.B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table:formula="of:=IF([.A368]&gt;[.B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6" calcext:value-type="float">
            <text:p>256</text:p>
          </table:table-cell>
          <table:table-cell table:formula="of:=IF([.A369]&gt;[.B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table:formula="of:=IF([.A370]&gt;[.B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table:formula="of:=IF([.A371]&gt;[.B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table:formula="of:=IF([.A372]&gt;[.B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table:formula="of:=IF([.A373]&gt;[.B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4" calcext:value-type="float">
            <text:p>304</text:p>
          </table:table-cell>
          <table:table-cell table:formula="of:=IF([.A374]&gt;[.B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table:formula="of:=IF([.A375]&gt;[.B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table:formula="of:=IF([.A376]&gt;[.B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table:formula="of:=IF([.A377]&gt;[.B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formula="of:=IF([.A378]&gt;[.B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17" calcext:value-type="float">
            <text:p>317</text:p>
          </table:table-cell>
          <table:table-cell table:formula="of:=IF([.A379]&gt;[.B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table:formula="of:=IF([.A380]&gt;[.B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table:formula="of:=IF([.A381]&gt;[.B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6" calcext:value-type="float">
            <text:p>416</text:p>
          </table:table-cell>
          <table:table-cell table:formula="of:=IF([.A382]&gt;[.B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table:formula="of:=IF([.A383]&gt;[.B3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table:formula="of:=IF([.A384]&gt;[.B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7" calcext:value-type="float">
            <text:p>307</text:p>
          </table:table-cell>
          <table:table-cell table:formula="of:=IF([.A385]&gt;[.B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table:formula="of:=IF([.A386]&gt;[.B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0" calcext:value-type="float">
            <text:p>250</text:p>
          </table:table-cell>
          <table:table-cell table:formula="of:=IF([.A387]&gt;[.B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table:formula="of:=IF([.A388]&gt;[.B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table:formula="of:=IF([.A389]&gt;[.B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formula="of:=IF([.A390]&gt;[.B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6" calcext:value-type="float">
            <text:p>386</text:p>
          </table:table-cell>
          <table:table-cell table:formula="of:=IF([.A391]&gt;[.B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table:formula="of:=IF([.A392]&gt;[.B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table:formula="of:=IF([.A393]&gt;[.B3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table:formula="of:=IF([.A394]&gt;[.B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formula="of:=IF([.A395]&gt;[.B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formula="of:=IF([.A396]&gt;[.B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formula="of:=IF([.A397]&gt;[.B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3" calcext:value-type="float">
            <text:p>313</text:p>
          </table:table-cell>
          <table:table-cell table:formula="of:=IF([.A398]&gt;[.B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table:formula="of:=IF([.A399]&gt;[.B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table:formula="of:=IF([.A400]&gt;[.B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1" calcext:value-type="float">
            <text:p>361</text:p>
          </table:table-cell>
          <table:table-cell table:formula="of:=IF([.A401]&gt;[.B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table:formula="of:=IF([.A402]&gt;[.B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formula="of:=IF([.A403]&gt;[.B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table:formula="of:=IF([.A404]&gt;[.B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68" calcext:value-type="float">
            <text:p>368</text:p>
          </table:table-cell>
          <table:table-cell table:formula="of:=IF([.A405]&gt;[.B4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table:formula="of:=IF([.A406]&gt;[.B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table:formula="of:=IF([.A407]&gt;[.B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3" calcext:value-type="float">
            <text:p>313</text:p>
          </table:table-cell>
          <table:table-cell table:formula="of:=IF([.A408]&gt;[.B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table:formula="of:=IF([.A409]&gt;[.B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1" calcext:value-type="float">
            <text:p>321</text:p>
          </table:table-cell>
          <table:table-cell table:formula="of:=IF([.A410]&gt;[.B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table:formula="of:=IF([.A411]&gt;[.B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table:formula="of:=IF([.A412]&gt;[.B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table:formula="of:=IF([.A413]&gt;[.B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table:formula="of:=IF([.A414]&gt;[.B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7" calcext:value-type="float">
            <text:p>267</text:p>
          </table:table-cell>
          <table:table-cell table:formula="of:=IF([.A415]&gt;[.B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table:formula="of:=IF([.A416]&gt;[.B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table:formula="of:=IF([.A417]&gt;[.B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table:formula="of:=IF([.A418]&gt;[.B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table:formula="of:=IF([.A419]&gt;[.B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table:formula="of:=IF([.A420]&gt;[.B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0" calcext:value-type="float">
            <text:p>270</text:p>
          </table:table-cell>
          <table:table-cell table:formula="of:=IF([.A421]&gt;[.B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formula="of:=IF([.A422]&gt;[.B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table:formula="of:=IF([.A423]&gt;[.B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table:formula="of:=IF([.A424]&gt;[.B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9" calcext:value-type="float">
            <text:p>319</text:p>
          </table:table-cell>
          <table:table-cell table:formula="of:=IF([.A425]&gt;[.B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7" calcext:value-type="float">
            <text:p>287</text:p>
          </table:table-cell>
          <table:table-cell table:formula="of:=IF([.A426]&gt;[.B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7" calcext:value-type="float">
            <text:p>257</text:p>
          </table:table-cell>
          <table:table-cell table:formula="of:=IF([.A427]&gt;[.B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formula="of:=IF([.A428]&gt;[.B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17" calcext:value-type="float">
            <text:p>317</text:p>
          </table:table-cell>
          <table:table-cell table:formula="of:=IF([.A429]&gt;[.B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table:formula="of:=IF([.A430]&gt;[.B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1" calcext:value-type="float">
            <text:p>341</text:p>
          </table:table-cell>
          <table:table-cell table:formula="of:=IF([.A431]&gt;[.B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table:formula="of:=IF([.A432]&gt;[.B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table:formula="of:=IF([.A433]&gt;[.B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table:formula="of:=IF([.A434]&gt;[.B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8" calcext:value-type="float">
            <text:p>308</text:p>
          </table:table-cell>
          <table:table-cell table:formula="of:=IF([.A435]&gt;[.B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58" calcext:value-type="float">
            <text:p>358</text:p>
          </table:table-cell>
          <table:table-cell table:formula="of:=IF([.A436]&gt;[.B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2" calcext:value-type="float">
            <text:p>252</text:p>
          </table:table-cell>
          <table:table-cell table:formula="of:=IF([.A437]&gt;[.B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  <table:table-cell table:formula="of:=IF([.A438]&gt;[.B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table:formula="of:=IF([.A439]&gt;[.B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8" calcext:value-type="float">
            <text:p>378</text:p>
          </table:table-cell>
          <table:table-cell table:formula="of:=IF([.A440]&gt;[.B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8" calcext:value-type="float">
            <text:p>378</text:p>
          </table:table-cell>
          <table:table-cell table:formula="of:=IF([.A441]&gt;[.B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table:formula="of:=IF([.A442]&gt;[.B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table:formula="of:=IF([.A443]&gt;[.B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IF([.A444]&gt;[.B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table:formula="of:=IF([.A445]&gt;[.B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3" calcext:value-type="float">
            <text:p>323</text:p>
          </table:table-cell>
          <table:table-cell table:formula="of:=IF([.A446]&gt;[.B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table:formula="of:=IF([.A447]&gt;[.B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2" calcext:value-type="float">
            <text:p>312</text:p>
          </table:table-cell>
          <table:table-cell table:formula="of:=IF([.A448]&gt;[.B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  <table:table-cell table:formula="of:=IF([.A449]&gt;[.B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table:formula="of:=IF([.A450]&gt;[.B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7" calcext:value-type="float">
            <text:p>357</text:p>
          </table:table-cell>
          <table:table-cell table:formula="of:=IF([.A451]&gt;[.B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73" calcext:value-type="float">
            <text:p>273</text:p>
          </table:table-cell>
          <table:table-cell table:formula="of:=IF([.A452]&gt;[.B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formula="of:=IF([.A453]&gt;[.B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table:formula="of:=IF([.A454]&gt;[.B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table:formula="of:=IF([.A455]&gt;[.B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table:formula="of:=IF([.A456]&gt;[.B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table:formula="of:=IF([.A457]&gt;[.B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table:formula="of:=IF([.A458]&gt;[.B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0" calcext:value-type="float">
            <text:p>320</text:p>
          </table:table-cell>
          <table:table-cell table:formula="of:=IF([.A459]&gt;[.B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formula="of:=IF([.A460]&gt;[.B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formula="of:=IF([.A461]&gt;[.B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7" calcext:value-type="float">
            <text:p>317</text:p>
          </table:table-cell>
          <table:table-cell table:formula="of:=IF([.A462]&gt;[.B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 table:formula="of:=IF([.A463]&gt;[.B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formula="of:=IF([.A464]&gt;[.B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5" calcext:value-type="float">
            <text:p>265</text:p>
          </table:table-cell>
          <table:table-cell table:formula="of:=IF([.A465]&gt;[.B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table:formula="of:=IF([.A466]&gt;[.B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table:formula="of:=IF([.A467]&gt;[.B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0" calcext:value-type="float">
            <text:p>330</text:p>
          </table:table-cell>
          <table:table-cell table:formula="of:=IF([.A468]&gt;[.B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1" calcext:value-type="float">
            <text:p>261</text:p>
          </table:table-cell>
          <table:table-cell table:formula="of:=IF([.A469]&gt;[.B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6" calcext:value-type="float">
            <text:p>326</text:p>
          </table:table-cell>
          <table:table-cell table:formula="of:=IF([.A470]&gt;[.B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8" calcext:value-type="float">
            <text:p>278</text:p>
          </table:table-cell>
          <table:table-cell table:formula="of:=IF([.A471]&gt;[.B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table:formula="of:=IF([.A472]&gt;[.B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table:formula="of:=IF([.A473]&gt;[.B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table:formula="of:=IF([.A474]&gt;[.B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table:formula="of:=IF([.A475]&gt;[.B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  <table:table-cell table:formula="of:=IF([.A476]&gt;[.B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table:formula="of:=IF([.A477]&gt;[.B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formula="of:=IF([.A478]&gt;[.B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5" calcext:value-type="float">
            <text:p>315</text:p>
          </table:table-cell>
          <table:table-cell table:formula="of:=IF([.A479]&gt;[.B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formula="of:=IF([.A480]&gt;[.B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9" calcext:value-type="float">
            <text:p>349</text:p>
          </table:table-cell>
          <table:table-cell table:formula="of:=IF([.A481]&gt;[.B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4" calcext:value-type="float">
            <text:p>424</text:p>
          </table:table-cell>
          <table:table-cell table:formula="of:=IF([.A482]&gt;[.B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table:formula="of:=IF([.A483]&gt;[.B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table:formula="of:=IF([.A484]&gt;[.B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7" calcext:value-type="float">
            <text:p>307</text:p>
          </table:table-cell>
          <table:table-cell table:formula="of:=IF([.A485]&gt;[.B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  <table:table-cell table:formula="of:=IF([.A486]&gt;[.B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table:formula="of:=IF([.A487]&gt;[.B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table:formula="of:=IF([.A488]&gt;[.B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table:formula="of:=IF([.A489]&gt;[.B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  <table:table-cell table:formula="of:=IF([.A490]&gt;[.B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5" calcext:value-type="float">
            <text:p>385</text:p>
          </table:table-cell>
          <table:table-cell table:formula="of:=IF([.A491]&gt;[.B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table:formula="of:=IF([.A492]&gt;[.B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table:formula="of:=IF([.A493]&gt;[.B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table:formula="of:=IF([.A494]&gt;[.B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table:formula="of:=IF([.A495]&gt;[.B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table:formula="of:=IF([.A496]&gt;[.B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formula="of:=IF([.A497]&gt;[.B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1" calcext:value-type="float">
            <text:p>311</text:p>
          </table:table-cell>
          <table:table-cell table:formula="of:=IF([.A498]&gt;[.B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77" calcext:value-type="float">
            <text:p>377</text:p>
          </table:table-cell>
          <table:table-cell table:formula="of:=IF([.A499]&gt;[.B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  <table:table-cell table:formula="of:=IF([.A500]&gt;[.B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table:formula="of:=IF([.A501]&gt;[.B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table:formula="of:=IF([.A502]&gt;[.B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formula="of:=IF([.A503]&gt;[.B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table:formula="of:=IF([.A504]&gt;[.B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table:formula="of:=IF([.A505]&gt;[.B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formula="of:=IF([.A506]&gt;[.B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table:formula="of:=IF([.A507]&gt;[.B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0" calcext:value-type="float">
            <text:p>320</text:p>
          </table:table-cell>
          <table:table-cell table:formula="of:=IF([.A508]&gt;[.B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table:formula="of:=IF([.A509]&gt;[.B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formula="of:=IF([.A510]&gt;[.B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table:formula="of:=IF([.A511]&gt;[.B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6" calcext:value-type="float">
            <text:p>316</text:p>
          </table:table-cell>
          <table:table-cell table:formula="of:=IF([.A512]&gt;[.B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table:formula="of:=IF([.A513]&gt;[.B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4" calcext:value-type="float">
            <text:p>354</text:p>
          </table:table-cell>
          <table:table-cell table:formula="of:=IF([.A514]&gt;[.B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table:formula="of:=IF([.A515]&gt;[.B5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table:formula="of:=IF([.A516]&gt;[.B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table:formula="of:=IF([.A517]&gt;[.B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9" calcext:value-type="float">
            <text:p>339</text:p>
          </table:table-cell>
          <table:table-cell table:formula="of:=IF([.A518]&gt;[.B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table:formula="of:=IF([.A519]&gt;[.B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  <table:table-cell table:formula="of:=IF([.A520]&gt;[.B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table:formula="of:=IF([.A521]&gt;[.B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formula="of:=IF([.A522]&gt;[.B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1" calcext:value-type="float">
            <text:p>361</text:p>
          </table:table-cell>
          <table:table-cell table:formula="of:=IF([.A523]&gt;[.B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table:formula="of:=IF([.A524]&gt;[.B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table:formula="of:=IF([.A525]&gt;[.B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90" calcext:value-type="float">
            <text:p>290</text:p>
          </table:table-cell>
          <table:table-cell table:formula="of:=IF([.A526]&gt;[.B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table:formula="of:=IF([.A527]&gt;[.B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table:formula="of:=IF([.A528]&gt;[.B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table:formula="of:=IF([.A529]&gt;[.B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formula="of:=IF([.A530]&gt;[.B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table:formula="of:=IF([.A531]&gt;[.B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table:formula="of:=IF([.A532]&gt;[.B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0" calcext:value-type="float">
            <text:p>260</text:p>
          </table:table-cell>
          <table:table-cell table:formula="of:=IF([.A533]&gt;[.B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formula="of:=IF([.A534]&gt;[.B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9" calcext:value-type="float">
            <text:p>309</text:p>
          </table:table-cell>
          <table:table-cell table:formula="of:=IF([.A535]&gt;[.B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63" calcext:value-type="float">
            <text:p>363</text:p>
          </table:table-cell>
          <table:table-cell table:formula="of:=IF([.A536]&gt;[.B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9" calcext:value-type="float">
            <text:p>259</text:p>
          </table:table-cell>
          <table:table-cell table:formula="of:=IF([.A537]&gt;[.B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table:formula="of:=IF([.A538]&gt;[.B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formula="of:=IF([.A539]&gt;[.B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formula="of:=IF([.A540]&gt;[.B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78" calcext:value-type="float">
            <text:p>378</text:p>
          </table:table-cell>
          <table:table-cell table:formula="of:=IF([.A541]&gt;[.B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table:formula="of:=IF([.A542]&gt;[.B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table:formula="of:=IF([.A543]&gt;[.B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formula="of:=IF([.A544]&gt;[.B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formula="of:=IF([.A545]&gt;[.B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table:formula="of:=IF([.A546]&gt;[.B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table:formula="of:=IF([.A547]&gt;[.B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1" calcext:value-type="float">
            <text:p>321</text:p>
          </table:table-cell>
          <table:table-cell table:formula="of:=IF([.A548]&gt;[.B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86" calcext:value-type="float">
            <text:p>386</text:p>
          </table:table-cell>
          <table:table-cell table:formula="of:=IF([.A549]&gt;[.B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table:formula="of:=IF([.A550]&gt;[.B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formula="of:=IF([.A551]&gt;[.B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table:formula="of:=IF([.A552]&gt;[.B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table:formula="of:=IF([.A553]&gt;[.B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formula="of:=IF([.A554]&gt;[.B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formula="of:=IF([.A555]&gt;[.B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table:formula="of:=IF([.A556]&gt;[.B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table:formula="of:=IF([.A557]&gt;[.B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5" calcext:value-type="float">
            <text:p>315</text:p>
          </table:table-cell>
          <table:table-cell table:formula="of:=IF([.A558]&gt;[.B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6" calcext:value-type="float">
            <text:p>326</text:p>
          </table:table-cell>
          <table:table-cell table:formula="of:=IF([.A559]&gt;[.B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table:formula="of:=IF([.A560]&gt;[.B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table:formula="of:=IF([.A561]&gt;[.B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table:formula="of:=IF([.A562]&gt;[.B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9" calcext:value-type="float">
            <text:p>379</text:p>
          </table:table-cell>
          <table:table-cell table:formula="of:=IF([.A563]&gt;[.B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table:formula="of:=IF([.A564]&gt;[.B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0" calcext:value-type="float">
            <text:p>270</text:p>
          </table:table-cell>
          <table:table-cell table:formula="of:=IF([.A565]&gt;[.B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4" calcext:value-type="float">
            <text:p>364</text:p>
          </table:table-cell>
          <table:table-cell table:formula="of:=IF([.A566]&gt;[.B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table:formula="of:=IF([.A567]&gt;[.B5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table:formula="of:=IF([.A568]&gt;[.B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table:formula="of:=IF([.A569]&gt;[.B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2" calcext:value-type="float">
            <text:p>332</text:p>
          </table:table-cell>
          <table:table-cell table:formula="of:=IF([.A570]&gt;[.B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table:formula="of:=IF([.A571]&gt;[.B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table:formula="of:=IF([.A572]&gt;[.B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table:formula="of:=IF([.A573]&gt;[.B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IF([.A574]&gt;[.B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formula="of:=IF([.A575]&gt;[.B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4" calcext:value-type="float">
            <text:p>304</text:p>
          </table:table-cell>
          <table:table-cell table:formula="of:=IF([.A576]&gt;[.B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8" calcext:value-type="float">
            <text:p>258</text:p>
          </table:table-cell>
          <table:table-cell table:formula="of:=IF([.A577]&gt;[.B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formula="of:=IF([.A578]&gt;[.B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7" calcext:value-type="float">
            <text:p>327</text:p>
          </table:table-cell>
          <table:table-cell table:formula="of:=IF([.A579]&gt;[.B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IF([.A580]&gt;[.B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  <table:table-cell table:formula="of:=IF([.A581]&gt;[.B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table:formula="of:=IF([.A582]&gt;[.B5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table:formula="of:=IF([.A583]&gt;[.B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table:formula="of:=IF([.A584]&gt;[.B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table:formula="of:=IF([.A585]&gt;[.B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63" calcext:value-type="float">
            <text:p>363</text:p>
          </table:table-cell>
          <table:table-cell table:formula="of:=IF([.A586]&gt;[.B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table:formula="of:=IF([.A587]&gt;[.B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table:formula="of:=IF([.A588]&gt;[.B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table:formula="of:=IF([.A589]&gt;[.B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table:formula="of:=IF([.A590]&gt;[.B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formula="of:=IF([.A591]&gt;[.B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table:formula="of:=IF([.A592]&gt;[.B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table:formula="of:=IF([.A593]&gt;[.B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table:formula="of:=IF([.A594]&gt;[.B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table:formula="of:=IF([.A595]&gt;[.B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9" calcext:value-type="float">
            <text:p>329</text:p>
          </table:table-cell>
          <table:table-cell table:formula="of:=IF([.A596]&gt;[.B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table:formula="of:=IF([.A597]&gt;[.B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4" calcext:value-type="float">
            <text:p>314</text:p>
          </table:table-cell>
          <table:table-cell table:formula="of:=IF([.A598]&gt;[.B5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IF([.A599]&gt;[.B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table:formula="of:=IF([.A600]&gt;[.B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8" calcext:value-type="float">
            <text:p>368</text:p>
          </table:table-cell>
          <table:table-cell table:formula="of:=IF([.A601]&gt;[.B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3" calcext:value-type="float">
            <text:p>283</text:p>
          </table:table-cell>
          <table:table-cell table:formula="of:=IF([.A602]&gt;[.B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table:formula="of:=IF([.A603]&gt;[.B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table:formula="of:=IF([.A604]&gt;[.B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table:formula="of:=IF([.A605]&gt;[.B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formula="of:=IF([.A606]&gt;[.B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table:formula="of:=IF([.A607]&gt;[.B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table:formula="of:=IF([.A608]&gt;[.B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7" calcext:value-type="float">
            <text:p>337</text:p>
          </table:table-cell>
          <table:table-cell table:formula="of:=IF([.A609]&gt;[.B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table:formula="of:=IF([.A610]&gt;[.B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table:formula="of:=IF([.A611]&gt;[.B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formula="of:=IF([.A612]&gt;[.B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table:formula="of:=IF([.A613]&gt;[.B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table:formula="of:=IF([.A614]&gt;[.B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IF([.A615]&gt;[.B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table:formula="of:=IF([.A616]&gt;[.B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table:formula="of:=IF([.A617]&gt;[.B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table:formula="of:=IF([.A618]&gt;[.B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1" calcext:value-type="float">
            <text:p>261</text:p>
          </table:table-cell>
          <table:table-cell table:formula="of:=IF([.A619]&gt;[.B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35" calcext:value-type="float">
            <text:p>335</text:p>
          </table:table-cell>
          <table:table-cell table:formula="of:=IF([.A620]&gt;[.B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7" calcext:value-type="float">
            <text:p>267</text:p>
          </table:table-cell>
          <table:table-cell table:formula="of:=IF([.A621]&gt;[.B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9" calcext:value-type="float">
            <text:p>339</text:p>
          </table:table-cell>
          <table:table-cell table:formula="of:=IF([.A622]&gt;[.B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formula="of:=IF([.A623]&gt;[.B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table:formula="of:=IF([.A624]&gt;[.B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formula="of:=IF([.A625]&gt;[.B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8" calcext:value-type="float">
            <text:p>308</text:p>
          </table:table-cell>
          <table:table-cell table:formula="of:=IF([.A626]&gt;[.B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table:formula="of:=IF([.A627]&gt;[.B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table:formula="of:=IF([.A628]&gt;[.B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6" calcext:value-type="float">
            <text:p>326</text:p>
          </table:table-cell>
          <table:table-cell table:formula="of:=IF([.A629]&gt;[.B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formula="of:=IF([.A630]&gt;[.B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64" calcext:value-type="float">
            <text:p>364</text:p>
          </table:table-cell>
          <table:table-cell table:formula="of:=IF([.A631]&gt;[.B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table:formula="of:=IF([.A632]&gt;[.B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table:formula="of:=IF([.A633]&gt;[.B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table:formula="of:=IF([.A634]&gt;[.B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8" calcext:value-type="float">
            <text:p>308</text:p>
          </table:table-cell>
          <table:table-cell table:formula="of:=IF([.A635]&gt;[.B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0" calcext:value-type="float">
            <text:p>360</text:p>
          </table:table-cell>
          <table:table-cell table:formula="of:=IF([.A636]&gt;[.B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table:formula="of:=IF([.A637]&gt;[.B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8" calcext:value-type="float">
            <text:p>348</text:p>
          </table:table-cell>
          <table:table-cell table:formula="of:=IF([.A638]&gt;[.B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table:formula="of:=IF([.A639]&gt;[.B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table:formula="of:=IF([.A640]&gt;[.B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8" calcext:value-type="float">
            <text:p>378</text:p>
          </table:table-cell>
          <table:table-cell table:formula="of:=IF([.A641]&gt;[.B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table:formula="of:=IF([.A642]&gt;[.B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table:formula="of:=IF([.A643]&gt;[.B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table:formula="of:=IF([.A644]&gt;[.B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6" calcext:value-type="float">
            <text:p>376</text:p>
          </table:table-cell>
          <table:table-cell table:formula="of:=IF([.A645]&gt;[.B6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formula="of:=IF([.A646]&gt;[.B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formula="of:=IF([.A647]&gt;[.B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table:formula="of:=IF([.A648]&gt;[.B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table:formula="of:=IF([.A649]&gt;[.B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table:formula="of:=IF([.A650]&gt;[.B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table:formula="of:=IF([.A651]&gt;[.B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table:formula="of:=IF([.A652]&gt;[.B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formula="of:=IF([.A653]&gt;[.B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table:formula="of:=IF([.A654]&gt;[.B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table:formula="of:=IF([.A655]&gt;[.B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4" calcext:value-type="float">
            <text:p>314</text:p>
          </table:table-cell>
          <table:table-cell table:formula="of:=IF([.A656]&gt;[.B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table:formula="of:=IF([.A657]&gt;[.B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  <table:table-cell table:formula="of:=IF([.A658]&gt;[.B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4" calcext:value-type="float">
            <text:p>334</text:p>
          </table:table-cell>
          <table:table-cell table:formula="of:=IF([.A659]&gt;[.B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formula="of:=IF([.A660]&gt;[.B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table:formula="of:=IF([.A661]&gt;[.B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table:formula="of:=IF([.A662]&gt;[.B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88" calcext:value-type="float">
            <text:p>388</text:p>
          </table:table-cell>
          <table:table-cell table:formula="of:=IF([.A663]&gt;[.B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IF([.A664]&gt;[.B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3" calcext:value-type="float">
            <text:p>273</text:p>
          </table:table-cell>
          <table:table-cell table:formula="of:=IF([.A665]&gt;[.B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table:formula="of:=IF([.A666]&gt;[.B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table:formula="of:=IF([.A667]&gt;[.B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table:formula="of:=IF([.A668]&gt;[.B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table:formula="of:=IF([.A669]&gt;[.B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36" calcext:value-type="float">
            <text:p>336</text:p>
          </table:table-cell>
          <table:table-cell table:formula="of:=IF([.A670]&gt;[.B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table:formula="of:=IF([.A671]&gt;[.B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5" calcext:value-type="float">
            <text:p>345</text:p>
          </table:table-cell>
          <table:table-cell table:formula="of:=IF([.A672]&gt;[.B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  <table:table-cell table:formula="of:=IF([.A673]&gt;[.B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table:formula="of:=IF([.A674]&gt;[.B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table:formula="of:=IF([.A675]&gt;[.B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5" calcext:value-type="float">
            <text:p>315</text:p>
          </table:table-cell>
          <table:table-cell table:formula="of:=IF([.A676]&gt;[.B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table:formula="of:=IF([.A677]&gt;[.B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formula="of:=IF([.A678]&gt;[.B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3" calcext:value-type="float">
            <text:p>333</text:p>
          </table:table-cell>
          <table:table-cell table:formula="of:=IF([.A679]&gt;[.B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IF([.A680]&gt;[.B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63" calcext:value-type="float">
            <text:p>363</text:p>
          </table:table-cell>
          <table:table-cell table:formula="of:=IF([.A681]&gt;[.B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table:formula="of:=IF([.A682]&gt;[.B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table:formula="of:=IF([.A683]&gt;[.B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table:formula="of:=IF([.A684]&gt;[.B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table:formula="of:=IF([.A685]&gt;[.B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67" calcext:value-type="float">
            <text:p>367</text:p>
          </table:table-cell>
          <table:table-cell table:formula="of:=IF([.A686]&gt;[.B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table:formula="of:=IF([.A687]&gt;[.B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6" calcext:value-type="float">
            <text:p>346</text:p>
          </table:table-cell>
          <table:table-cell table:formula="of:=IF([.A688]&gt;[.B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table:formula="of:=IF([.A689]&gt;[.B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6" calcext:value-type="float">
            <text:p>406</text:p>
          </table:table-cell>
          <table:table-cell table:formula="of:=IF([.A690]&gt;[.B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7" calcext:value-type="float">
            <text:p>397</text:p>
          </table:table-cell>
          <table:table-cell table:formula="of:=IF([.A691]&gt;[.B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table:formula="of:=IF([.A692]&gt;[.B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table:formula="of:=IF([.A693]&gt;[.B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table:formula="of:=IF([.A694]&gt;[.B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table:formula="of:=IF([.A695]&gt;[.B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table:formula="of:=IF([.A696]&gt;[.B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IF([.A697]&gt;[.B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table:formula="of:=IF([.A698]&gt;[.B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table:formula="of:=IF([.A699]&gt;[.B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table:formula="of:=IF([.A700]&gt;[.B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table:formula="of:=IF([.A701]&gt;[.B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formula="of:=IF([.A702]&gt;[.B70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table:formula="of:=IF([.A703]&gt;[.B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table:formula="of:=IF([.A704]&gt;[.B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formula="of:=IF([.A705]&gt;[.B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table:formula="of:=IF([.A706]&gt;[.B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3" calcext:value-type="float">
            <text:p>313</text:p>
          </table:table-cell>
          <table:table-cell table:formula="of:=IF([.A707]&gt;[.B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table:formula="of:=IF([.A708]&gt;[.B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2" calcext:value-type="float">
            <text:p>342</text:p>
          </table:table-cell>
          <table:table-cell table:formula="of:=IF([.A709]&gt;[.B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table:formula="of:=IF([.A710]&gt;[.B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formula="of:=IF([.A711]&gt;[.B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table:formula="of:=IF([.A712]&gt;[.B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91" calcext:value-type="float">
            <text:p>391</text:p>
          </table:table-cell>
          <table:table-cell table:formula="of:=IF([.A713]&gt;[.B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table:formula="of:=IF([.A714]&gt;[.B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table:formula="of:=IF([.A715]&gt;[.B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formula="of:=IF([.A716]&gt;[.B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formula="of:=IF([.A717]&gt;[.B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6" calcext:value-type="float">
            <text:p>356</text:p>
          </table:table-cell>
          <table:table-cell table:formula="of:=IF([.A718]&gt;[.B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table:formula="of:=IF([.A719]&gt;[.B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table:formula="of:=IF([.A720]&gt;[.B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3" calcext:value-type="float">
            <text:p>283</text:p>
          </table:table-cell>
          <table:table-cell table:formula="of:=IF([.A721]&gt;[.B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table:formula="of:=IF([.A722]&gt;[.B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formula="of:=IF([.A723]&gt;[.B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table:formula="of:=IF([.A724]&gt;[.B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table:formula="of:=IF([.A725]&gt;[.B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table:formula="of:=IF([.A726]&gt;[.B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table:formula="of:=IF([.A727]&gt;[.B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table:formula="of:=IF([.A728]&gt;[.B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7" calcext:value-type="float">
            <text:p>327</text:p>
          </table:table-cell>
          <table:table-cell table:formula="of:=IF([.A729]&gt;[.B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formula="of:=IF([.A730]&gt;[.B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0" calcext:value-type="float">
            <text:p>370</text:p>
          </table:table-cell>
          <table:table-cell table:formula="of:=IF([.A731]&gt;[.B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IF([.A732]&gt;[.B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table:formula="of:=IF([.A733]&gt;[.B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formula="of:=IF([.A734]&gt;[.B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table:formula="of:=IF([.A735]&gt;[.B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74" calcext:value-type="float">
            <text:p>374</text:p>
          </table:table-cell>
          <table:table-cell table:formula="of:=IF([.A736]&gt;[.B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table:formula="of:=IF([.A737]&gt;[.B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table:formula="of:=IF([.A738]&gt;[.B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table:formula="of:=IF([.A739]&gt;[.B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table:formula="of:=IF([.A740]&gt;[.B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formula="of:=IF([.A741]&gt;[.B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formula="of:=IF([.A742]&gt;[.B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table:formula="of:=IF([.A743]&gt;[.B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table:formula="of:=IF([.A744]&gt;[.B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79" calcext:value-type="float">
            <text:p>379</text:p>
          </table:table-cell>
          <table:table-cell table:formula="of:=IF([.A745]&gt;[.B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0" calcext:value-type="float">
            <text:p>330</text:p>
          </table:table-cell>
          <table:table-cell table:formula="of:=IF([.A746]&gt;[.B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table:formula="of:=IF([.A747]&gt;[.B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table:formula="of:=IF([.A748]&gt;[.B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table:formula="of:=IF([.A749]&gt;[.B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table:formula="of:=IF([.A750]&gt;[.B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table:formula="of:=IF([.A751]&gt;[.B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6" calcext:value-type="float">
            <text:p>286</text:p>
          </table:table-cell>
          <table:table-cell table:formula="of:=IF([.A752]&gt;[.B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table:formula="of:=IF([.A753]&gt;[.B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table:formula="of:=IF([.A754]&gt;[.B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table:formula="of:=IF([.A755]&gt;[.B75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table:formula="of:=IF([.A756]&gt;[.B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1" calcext:value-type="float">
            <text:p>321</text:p>
          </table:table-cell>
          <table:table-cell table:formula="of:=IF([.A757]&gt;[.B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table:formula="of:=IF([.A758]&gt;[.B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table:formula="of:=IF([.A759]&gt;[.B7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table:formula="of:=IF([.A760]&gt;[.B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table:formula="of:=IF([.A761]&gt;[.B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formula="of:=IF([.A762]&gt;[.B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table:formula="of:=IF([.A763]&gt;[.B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table:formula="of:=IF([.A764]&gt;[.B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8" calcext:value-type="float">
            <text:p>278</text:p>
          </table:table-cell>
          <table:table-cell table:formula="of:=IF([.A765]&gt;[.B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table:formula="of:=IF([.A766]&gt;[.B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table:formula="of:=IF([.A767]&gt;[.B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formula="of:=IF([.A768]&gt;[.B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7" calcext:value-type="float">
            <text:p>277</text:p>
          </table:table-cell>
          <table:table-cell table:formula="of:=IF([.A769]&gt;[.B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5" calcext:value-type="float">
            <text:p>345</text:p>
          </table:table-cell>
          <table:table-cell table:formula="of:=IF([.A770]&gt;[.B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1" calcext:value-type="float">
            <text:p>291</text:p>
          </table:table-cell>
          <table:table-cell table:formula="of:=IF([.A771]&gt;[.B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table:formula="of:=IF([.A772]&gt;[.B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1" calcext:value-type="float">
            <text:p>381</text:p>
          </table:table-cell>
          <table:table-cell table:formula="of:=IF([.A773]&gt;[.B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table:formula="of:=IF([.A774]&gt;[.B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1" calcext:value-type="float">
            <text:p>321</text:p>
          </table:table-cell>
          <table:table-cell table:formula="of:=IF([.A775]&gt;[.B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9" calcext:value-type="float">
            <text:p>319</text:p>
          </table:table-cell>
          <table:table-cell table:formula="of:=IF([.A776]&gt;[.B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5" calcext:value-type="float">
            <text:p>265</text:p>
          </table:table-cell>
          <table:table-cell table:formula="of:=IF([.A777]&gt;[.B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table:formula="of:=IF([.A778]&gt;[.B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1" calcext:value-type="float">
            <text:p>331</text:p>
          </table:table-cell>
          <table:table-cell table:formula="of:=IF([.A779]&gt;[.B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4" calcext:value-type="float">
            <text:p>304</text:p>
          </table:table-cell>
          <table:table-cell table:formula="of:=IF([.A780]&gt;[.B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78" calcext:value-type="float">
            <text:p>378</text:p>
          </table:table-cell>
          <table:table-cell table:formula="of:=IF([.A781]&gt;[.B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1" calcext:value-type="float">
            <text:p>441</text:p>
          </table:table-cell>
          <table:table-cell table:formula="of:=IF([.A782]&gt;[.B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3" calcext:value-type="float">
            <text:p>273</text:p>
          </table:table-cell>
          <table:table-cell table:formula="of:=IF([.A783]&gt;[.B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table:formula="of:=IF([.A784]&gt;[.B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table:formula="of:=IF([.A785]&gt;[.B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7" calcext:value-type="float">
            <text:p>377</text:p>
          </table:table-cell>
          <table:table-cell table:formula="of:=IF([.A786]&gt;[.B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table:formula="of:=IF([.A787]&gt;[.B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0" calcext:value-type="float">
            <text:p>350</text:p>
          </table:table-cell>
          <table:table-cell table:formula="of:=IF([.A788]&gt;[.B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table:formula="of:=IF([.A789]&gt;[.B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22" calcext:value-type="float">
            <text:p>422</text:p>
          </table:table-cell>
          <table:table-cell table:formula="of:=IF([.A790]&gt;[.B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table:formula="of:=IF([.A791]&gt;[.B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table:formula="of:=IF([.A792]&gt;[.B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1" calcext:value-type="float">
            <text:p>371</text:p>
          </table:table-cell>
          <table:table-cell table:formula="of:=IF([.A793]&gt;[.B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table:formula="of:=IF([.A794]&gt;[.B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7" calcext:value-type="float">
            <text:p>407</text:p>
          </table:table-cell>
          <table:table-cell table:formula="of:=IF([.A795]&gt;[.B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formula="of:=IF([.A796]&gt;[.B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formula="of:=IF([.A797]&gt;[.B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table:formula="of:=IF([.A798]&gt;[.B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table:formula="of:=IF([.A799]&gt;[.B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table:formula="of:=IF([.A800]&gt;[.B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table:formula="of:=IF([.A801]&gt;[.B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table:formula="of:=IF([.A802]&gt;[.B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table:formula="of:=IF([.A803]&gt;[.B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table:formula="of:=IF([.A804]&gt;[.B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table:formula="of:=IF([.A805]&gt;[.B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table:formula="of:=IF([.A806]&gt;[.B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formula="of:=IF([.A807]&gt;[.B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table:formula="of:=IF([.A808]&gt;[.B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table:formula="of:=IF([.A809]&gt;[.B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table:formula="of:=IF([.A810]&gt;[.B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formula="of:=IF([.A811]&gt;[.B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table:formula="of:=IF([.A812]&gt;[.B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table:formula="of:=IF([.A813]&gt;[.B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formula="of:=IF([.A814]&gt;[.B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table:formula="of:=IF([.A815]&gt;[.B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table:formula="of:=IF([.A816]&gt;[.B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table:formula="of:=IF([.A817]&gt;[.B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7" calcext:value-type="float">
            <text:p>367</text:p>
          </table:table-cell>
          <table:table-cell table:formula="of:=IF([.A818]&gt;[.B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formula="of:=IF([.A819]&gt;[.B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formula="of:=IF([.A820]&gt;[.B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2" calcext:value-type="float">
            <text:p>292</text:p>
          </table:table-cell>
          <table:table-cell table:formula="of:=IF([.A821]&gt;[.B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  <table:table-cell table:formula="of:=IF([.A822]&gt;[.B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8" calcext:value-type="float">
            <text:p>378</text:p>
          </table:table-cell>
          <table:table-cell table:formula="of:=IF([.A823]&gt;[.B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6" calcext:value-type="float">
            <text:p>346</text:p>
          </table:table-cell>
          <table:table-cell table:formula="of:=IF([.A824]&gt;[.B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formula="of:=IF([.A825]&gt;[.B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5" calcext:value-type="float">
            <text:p>325</text:p>
          </table:table-cell>
          <table:table-cell table:formula="of:=IF([.A826]&gt;[.B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 table:formula="of:=IF([.A827]&gt;[.B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table:formula="of:=IF([.A828]&gt;[.B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6" calcext:value-type="float">
            <text:p>336</text:p>
          </table:table-cell>
          <table:table-cell table:formula="of:=IF([.A829]&gt;[.B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formula="of:=IF([.A830]&gt;[.B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0" calcext:value-type="float">
            <text:p>380</text:p>
          </table:table-cell>
          <table:table-cell table:formula="of:=IF([.A831]&gt;[.B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table:formula="of:=IF([.A832]&gt;[.B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7" calcext:value-type="float">
            <text:p>267</text:p>
          </table:table-cell>
          <table:table-cell table:formula="of:=IF([.A833]&gt;[.B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table:formula="of:=IF([.A834]&gt;[.B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7" calcext:value-type="float">
            <text:p>327</text:p>
          </table:table-cell>
          <table:table-cell table:formula="of:=IF([.A835]&gt;[.B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table:formula="of:=IF([.A836]&gt;[.B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7" calcext:value-type="float">
            <text:p>277</text:p>
          </table:table-cell>
          <table:table-cell table:formula="of:=IF([.A837]&gt;[.B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2" calcext:value-type="float">
            <text:p>352</text:p>
          </table:table-cell>
          <table:table-cell table:formula="of:=IF([.A838]&gt;[.B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table:formula="of:=IF([.A839]&gt;[.B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25" calcext:value-type="float">
            <text:p>425</text:p>
          </table:table-cell>
          <table:table-cell table:formula="of:=IF([.A840]&gt;[.B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7" calcext:value-type="float">
            <text:p>397</text:p>
          </table:table-cell>
          <table:table-cell table:formula="of:=IF([.A841]&gt;[.B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table:formula="of:=IF([.A842]&gt;[.B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table:formula="of:=IF([.A843]&gt;[.B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table:formula="of:=IF([.A844]&gt;[.B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table:formula="of:=IF([.A845]&gt;[.B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table:formula="of:=IF([.A846]&gt;[.B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table:formula="of:=IF([.A847]&gt;[.B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2" calcext:value-type="float">
            <text:p>332</text:p>
          </table:table-cell>
          <table:table-cell table:formula="of:=IF([.A848]&gt;[.B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  <table:table-cell table:formula="of:=IF([.A849]&gt;[.B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table:formula="of:=IF([.A850]&gt;[.B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table:formula="of:=IF([.A851]&gt;[.B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table:formula="of:=IF([.A852]&gt;[.B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formula="of:=IF([.A853]&gt;[.B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  <table:table-cell table:formula="of:=IF([.A854]&gt;[.B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formula="of:=IF([.A855]&gt;[.B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table:formula="of:=IF([.A856]&gt;[.B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formula="of:=IF([.A857]&gt;[.B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6" calcext:value-type="float">
            <text:p>336</text:p>
          </table:table-cell>
          <table:table-cell table:formula="of:=IF([.A858]&gt;[.B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table:formula="of:=IF([.A859]&gt;[.B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formula="of:=IF([.A860]&gt;[.B8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table:formula="of:=IF([.A861]&gt;[.B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table:formula="of:=IF([.A862]&gt;[.B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  <table:table-cell table:formula="of:=IF([.A863]&gt;[.B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table:formula="of:=IF([.A864]&gt;[.B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2" calcext:value-type="float">
            <text:p>292</text:p>
          </table:table-cell>
          <table:table-cell table:formula="of:=IF([.A865]&gt;[.B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78" calcext:value-type="float">
            <text:p>378</text:p>
          </table:table-cell>
          <table:table-cell table:formula="of:=IF([.A866]&gt;[.B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table:formula="of:=IF([.A867]&gt;[.B8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table:formula="of:=IF([.A868]&gt;[.B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table:formula="of:=IF([.A869]&gt;[.B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table:formula="of:=IF([.A870]&gt;[.B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4" calcext:value-type="float">
            <text:p>294</text:p>
          </table:table-cell>
          <table:table-cell table:formula="of:=IF([.A871]&gt;[.B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2" calcext:value-type="float">
            <text:p>362</text:p>
          </table:table-cell>
          <table:table-cell table:formula="of:=IF([.A872]&gt;[.B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table:formula="of:=IF([.A873]&gt;[.B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table:formula="of:=IF([.A874]&gt;[.B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table:formula="of:=IF([.A875]&gt;[.B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  <table:table-cell table:formula="of:=IF([.A876]&gt;[.B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table:formula="of:=IF([.A877]&gt;[.B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74" calcext:value-type="float">
            <text:p>374</text:p>
          </table:table-cell>
          <table:table-cell table:formula="of:=IF([.A878]&gt;[.B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8" calcext:value-type="float">
            <text:p>348</text:p>
          </table:table-cell>
          <table:table-cell table:formula="of:=IF([.A879]&gt;[.B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table:formula="of:=IF([.A880]&gt;[.B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3" calcext:value-type="float">
            <text:p>393</text:p>
          </table:table-cell>
          <table:table-cell table:formula="of:=IF([.A881]&gt;[.B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table:formula="of:=IF([.A882]&gt;[.B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table:formula="of:=IF([.A883]&gt;[.B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table:formula="of:=IF([.A884]&gt;[.B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table:formula="of:=IF([.A885]&gt;[.B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table:formula="of:=IF([.A886]&gt;[.B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table:formula="of:=IF([.A887]&gt;[.B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table:formula="of:=IF([.A888]&gt;[.B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table:formula="of:=IF([.A889]&gt;[.B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table:formula="of:=IF([.A890]&gt;[.B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3" calcext:value-type="float">
            <text:p>403</text:p>
          </table:table-cell>
          <table:table-cell table:formula="of:=IF([.A891]&gt;[.B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table:formula="of:=IF([.A892]&gt;[.B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table:formula="of:=IF([.A893]&gt;[.B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table:formula="of:=IF([.A894]&gt;[.B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table:formula="of:=IF([.A895]&gt;[.B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table:formula="of:=IF([.A896]&gt;[.B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table:formula="of:=IF([.A897]&gt;[.B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table:formula="of:=IF([.A898]&gt;[.B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  <table:table-cell table:formula="of:=IF([.A899]&gt;[.B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table:formula="of:=IF([.A900]&gt;[.B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9" calcext:value-type="float">
            <text:p>399</text:p>
          </table:table-cell>
          <table:table-cell table:formula="of:=IF([.A901]&gt;[.B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table:formula="of:=IF([.A902]&gt;[.B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formula="of:=IF([.A903]&gt;[.B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9" calcext:value-type="float">
            <text:p>309</text:p>
          </table:table-cell>
          <table:table-cell table:formula="of:=IF([.A904]&gt;[.B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table:formula="of:=IF([.A905]&gt;[.B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table:formula="of:=IF([.A906]&gt;[.B9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table:formula="of:=IF([.A907]&gt;[.B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6" calcext:value-type="float">
            <text:p>346</text:p>
          </table:table-cell>
          <table:table-cell table:formula="of:=IF([.A908]&gt;[.B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table:formula="of:=IF([.A909]&gt;[.B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table:formula="of:=IF([.A910]&gt;[.B9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table:formula="of:=IF([.A911]&gt;[.B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table:formula="of:=IF([.A912]&gt;[.B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7" calcext:value-type="float">
            <text:p>417</text:p>
          </table:table-cell>
          <table:table-cell table:formula="of:=IF([.A913]&gt;[.B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table:formula="of:=IF([.A914]&gt;[.B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1" calcext:value-type="float">
            <text:p>301</text:p>
          </table:table-cell>
          <table:table-cell table:formula="of:=IF([.A915]&gt;[.B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table:formula="of:=IF([.A916]&gt;[.B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4" calcext:value-type="float">
            <text:p>254</text:p>
          </table:table-cell>
          <table:table-cell table:formula="of:=IF([.A917]&gt;[.B9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table:formula="of:=IF([.A918]&gt;[.B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table:formula="of:=IF([.A919]&gt;[.B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table:formula="of:=IF([.A920]&gt;[.B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table:formula="of:=IF([.A921]&gt;[.B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formula="of:=IF([.A922]&gt;[.B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5" calcext:value-type="float">
            <text:p>385</text:p>
          </table:table-cell>
          <table:table-cell table:formula="of:=IF([.A923]&gt;[.B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table:formula="of:=IF([.A924]&gt;[.B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table:formula="of:=IF([.A925]&gt;[.B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9" calcext:value-type="float">
            <text:p>319</text:p>
          </table:table-cell>
          <table:table-cell table:formula="of:=IF([.A926]&gt;[.B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table:formula="of:=IF([.A927]&gt;[.B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table:formula="of:=IF([.A928]&gt;[.B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6" calcext:value-type="float">
            <text:p>356</text:p>
          </table:table-cell>
          <table:table-cell table:formula="of:=IF([.A929]&gt;[.B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0" calcext:value-type="float">
            <text:p>320</text:p>
          </table:table-cell>
          <table:table-cell table:formula="of:=IF([.A930]&gt;[.B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88" calcext:value-type="float">
            <text:p>388</text:p>
          </table:table-cell>
          <table:table-cell table:formula="of:=IF([.A931]&gt;[.B9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table:formula="of:=IF([.A932]&gt;[.B9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table:formula="of:=IF([.A933]&gt;[.B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5" calcext:value-type="float">
            <text:p>305</text:p>
          </table:table-cell>
          <table:table-cell table:formula="of:=IF([.A934]&gt;[.B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5" calcext:value-type="float">
            <text:p>345</text:p>
          </table:table-cell>
          <table:table-cell table:formula="of:=IF([.A935]&gt;[.B93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table:formula="of:=IF([.A936]&gt;[.B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1" calcext:value-type="float">
            <text:p>271</text:p>
          </table:table-cell>
          <table:table-cell table:formula="of:=IF([.A937]&gt;[.B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table:formula="of:=IF([.A938]&gt;[.B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8" calcext:value-type="float">
            <text:p>398</text:p>
          </table:table-cell>
          <table:table-cell table:formula="of:=IF([.A939]&gt;[.B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9" calcext:value-type="float">
            <text:p>429</text:p>
          </table:table-cell>
          <table:table-cell table:formula="of:=IF([.A940]&gt;[.B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08" calcext:value-type="float">
            <text:p>408</text:p>
          </table:table-cell>
          <table:table-cell table:formula="of:=IF([.A941]&gt;[.B9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table:formula="of:=IF([.A942]&gt;[.B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table:formula="of:=IF([.A943]&gt;[.B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table:formula="of:=IF([.A944]&gt;[.B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table:formula="of:=IF([.A945]&gt;[.B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6" calcext:value-type="float">
            <text:p>346</text:p>
          </table:table-cell>
          <table:table-cell table:formula="of:=IF([.A946]&gt;[.B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table:formula="of:=IF([.A947]&gt;[.B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4" calcext:value-type="float">
            <text:p>334</text:p>
          </table:table-cell>
          <table:table-cell table:formula="of:=IF([.A948]&gt;[.B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table:formula="of:=IF([.A949]&gt;[.B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8" calcext:value-type="float">
            <text:p>278</text:p>
          </table:table-cell>
          <table:table-cell table:formula="of:=IF([.A950]&gt;[.B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table:formula="of:=IF([.A951]&gt;[.B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9" calcext:value-type="float">
            <text:p>289</text:p>
          </table:table-cell>
          <table:table-cell table:formula="of:=IF([.A952]&gt;[.B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0" calcext:value-type="float">
            <text:p>370</text:p>
          </table:table-cell>
          <table:table-cell table:formula="of:=IF([.A953]&gt;[.B9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table:formula="of:=IF([.A954]&gt;[.B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8" calcext:value-type="float">
            <text:p>408</text:p>
          </table:table-cell>
          <table:table-cell table:formula="of:=IF([.A955]&gt;[.B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7" calcext:value-type="float">
            <text:p>327</text:p>
          </table:table-cell>
          <table:table-cell table:formula="of:=IF([.A956]&gt;[.B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table:formula="of:=IF([.A957]&gt;[.B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9" calcext:value-type="float">
            <text:p>349</text:p>
          </table:table-cell>
          <table:table-cell table:formula="of:=IF([.A958]&gt;[.B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table:formula="of:=IF([.A959]&gt;[.B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table:formula="of:=IF([.A960]&gt;[.B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table:formula="of:=IF([.A961]&gt;[.B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  <table:table-cell table:formula="of:=IF([.A962]&gt;[.B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6" calcext:value-type="float">
            <text:p>426</text:p>
          </table:table-cell>
          <table:table-cell table:formula="of:=IF([.A963]&gt;[.B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table:formula="of:=IF([.A964]&gt;[.B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5" calcext:value-type="float">
            <text:p>305</text:p>
          </table:table-cell>
          <table:table-cell table:formula="of:=IF([.A965]&gt;[.B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4" calcext:value-type="float">
            <text:p>374</text:p>
          </table:table-cell>
          <table:table-cell table:formula="of:=IF([.A966]&gt;[.B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7" calcext:value-type="float">
            <text:p>257</text:p>
          </table:table-cell>
          <table:table-cell table:formula="of:=IF([.A967]&gt;[.B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table:formula="of:=IF([.A968]&gt;[.B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1" calcext:value-type="float">
            <text:p>291</text:p>
          </table:table-cell>
          <table:table-cell table:formula="of:=IF([.A969]&gt;[.B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71" calcext:value-type="float">
            <text:p>371</text:p>
          </table:table-cell>
          <table:table-cell table:formula="of:=IF([.A970]&gt;[.B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table:formula="of:=IF([.A971]&gt;[.B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formula="of:=IF([.A972]&gt;[.B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9" calcext:value-type="float">
            <text:p>399</text:p>
          </table:table-cell>
          <table:table-cell table:formula="of:=IF([.A973]&gt;[.B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table:formula="of:=IF([.A974]&gt;[.B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table:formula="of:=IF([.A975]&gt;[.B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table:formula="of:=IF([.A976]&gt;[.B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table:formula="of:=IF([.A977]&gt;[.B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table:formula="of:=IF([.A978]&gt;[.B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60" calcext:value-type="float">
            <text:p>360</text:p>
          </table:table-cell>
          <table:table-cell table:formula="of:=IF([.A979]&gt;[.B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8" calcext:value-type="float">
            <text:p>328</text:p>
          </table:table-cell>
          <table:table-cell table:formula="of:=IF([.A980]&gt;[.B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01" calcext:value-type="float">
            <text:p>401</text:p>
          </table:table-cell>
          <table:table-cell table:formula="of:=IF([.A981]&gt;[.B98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table:formula="of:=IF([.A982]&gt;[.B9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table:formula="of:=IF([.A983]&gt;[.B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5" calcext:value-type="float">
            <text:p>315</text:p>
          </table:table-cell>
          <table:table-cell table:formula="of:=IF([.A984]&gt;[.B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42" calcext:value-type="float">
            <text:p>342</text:p>
          </table:table-cell>
          <table:table-cell table:formula="of:=IF([.A985]&gt;[.B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  <table:table-cell table:formula="of:=IF([.A986]&gt;[.B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5" calcext:value-type="float">
            <text:p>275</text:p>
          </table:table-cell>
          <table:table-cell table:formula="of:=IF([.A987]&gt;[.B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 table:formula="of:=IF([.A988]&gt;[.B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table:formula="of:=IF([.A989]&gt;[.B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table:formula="of:=IF([.A990]&gt;[.B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07" calcext:value-type="float">
            <text:p>407</text:p>
          </table:table-cell>
          <table:table-cell table:formula="of:=IF([.A991]&gt;[.B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formula="of:=IF([.A992]&gt;[.B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table:formula="of:=IF([.A993]&gt;[.B9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table:formula="of:=IF([.A994]&gt;[.B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table:formula="of:=IF([.A995]&gt;[.B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table:formula="of:=IF([.A996]&gt;[.B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2" calcext:value-type="float">
            <text:p>372</text:p>
          </table:table-cell>
          <table:table-cell table:formula="of:=IF([.A997]&gt;[.B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table:formula="of:=IF([.A998]&gt;[.B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0" calcext:value-type="float">
            <text:p>430</text:p>
          </table:table-cell>
          <table:table-cell table:formula="of:=IF([.A999]&gt;[.B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table:formula="of:=IF([.A1000]&gt;[.B1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6" calcext:value-type="float">
            <text:p>406</text:p>
          </table:table-cell>
          <table:table-cell table:formula="of:=IF([.A1001]&gt;[.B1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table:formula="of:=IF([.A1002]&gt;[.B1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formula="of:=IF([.A1003]&gt;[.B1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table:formula="of:=IF([.A1004]&gt;[.B1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14" calcext:value-type="float">
            <text:p>414</text:p>
          </table:table-cell>
          <table:table-cell table:formula="of:=IF([.A1005]&gt;[.B1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formula="of:=IF([.A1006]&gt;[.B1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56" calcext:value-type="float">
            <text:p>356</text:p>
          </table:table-cell>
          <table:table-cell table:formula="of:=IF([.A1007]&gt;[.B1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1" calcext:value-type="float">
            <text:p>361</text:p>
          </table:table-cell>
          <table:table-cell table:formula="of:=IF([.A1008]&gt;[.B1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1" calcext:value-type="float">
            <text:p>361</text:p>
          </table:table-cell>
          <table:table-cell table:formula="of:=IF([.A1009]&gt;[.B1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table:formula="of:=IF([.A1010]&gt;[.B1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formula="of:=IF([.A1011]&gt;[.B10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1" calcext:value-type="float">
            <text:p>361</text:p>
          </table:table-cell>
          <table:table-cell table:formula="of:=IF([.A1012]&gt;[.B1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23" calcext:value-type="float">
            <text:p>423</text:p>
          </table:table-cell>
          <table:table-cell table:formula="of:=IF([.A1013]&gt;[.B1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table:formula="of:=IF([.A1014]&gt;[.B1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table:formula="of:=IF([.A1015]&gt;[.B1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78" calcext:value-type="float">
            <text:p>378</text:p>
          </table:table-cell>
          <table:table-cell table:formula="of:=IF([.A1016]&gt;[.B1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6" calcext:value-type="float">
            <text:p>266</text:p>
          </table:table-cell>
          <table:table-cell table:formula="of:=IF([.A1017]&gt;[.B1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table:formula="of:=IF([.A1018]&gt;[.B1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table:formula="of:=IF([.A1019]&gt;[.B1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9" calcext:value-type="float">
            <text:p>369</text:p>
          </table:table-cell>
          <table:table-cell table:formula="of:=IF([.A1020]&gt;[.B1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9" calcext:value-type="float">
            <text:p>309</text:p>
          </table:table-cell>
          <table:table-cell table:formula="of:=IF([.A1021]&gt;[.B1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  <table:table-cell table:formula="of:=IF([.A1022]&gt;[.B1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5" calcext:value-type="float">
            <text:p>405</text:p>
          </table:table-cell>
          <table:table-cell table:formula="of:=IF([.A1023]&gt;[.B1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2" calcext:value-type="float">
            <text:p>372</text:p>
          </table:table-cell>
          <table:table-cell table:formula="of:=IF([.A1024]&gt;[.B1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table:formula="of:=IF([.A1025]&gt;[.B1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table:formula="of:=IF([.A1026]&gt;[.B1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table:formula="of:=IF([.A1027]&gt;[.B1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formula="of:=IF([.A1028]&gt;[.B1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66" calcext:value-type="float">
            <text:p>366</text:p>
          </table:table-cell>
          <table:table-cell table:formula="of:=IF([.A1029]&gt;[.B1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table:formula="of:=IF([.A1030]&gt;[.B1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8" calcext:value-type="float">
            <text:p>408</text:p>
          </table:table-cell>
          <table:table-cell table:formula="of:=IF([.A1031]&gt;[.B1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table:formula="of:=IF([.A1032]&gt;[.B1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9" calcext:value-type="float">
            <text:p>279</text:p>
          </table:table-cell>
          <table:table-cell table:formula="of:=IF([.A1033]&gt;[.B1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6" calcext:value-type="float">
            <text:p>316</text:p>
          </table:table-cell>
          <table:table-cell table:formula="of:=IF([.A1034]&gt;[.B1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3" calcext:value-type="float">
            <text:p>353</text:p>
          </table:table-cell>
          <table:table-cell table:formula="of:=IF([.A1035]&gt;[.B1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96" calcext:value-type="float">
            <text:p>396</text:p>
          </table:table-cell>
          <table:table-cell table:formula="of:=IF([.A1036]&gt;[.B1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table:formula="of:=IF([.A1037]&gt;[.B1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8" calcext:value-type="float">
            <text:p>378</text:p>
          </table:table-cell>
          <table:table-cell table:formula="of:=IF([.A1038]&gt;[.B1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07" calcext:value-type="float">
            <text:p>407</text:p>
          </table:table-cell>
          <table:table-cell table:formula="of:=IF([.A1039]&gt;[.B1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7" calcext:value-type="float">
            <text:p>437</text:p>
          </table:table-cell>
          <table:table-cell table:formula="of:=IF([.A1040]&gt;[.B1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19" calcext:value-type="float">
            <text:p>419</text:p>
          </table:table-cell>
          <table:table-cell table:formula="of:=IF([.A1041]&gt;[.B10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table:formula="of:=IF([.A1042]&gt;[.B1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table:formula="of:=IF([.A1043]&gt;[.B1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table:formula="of:=IF([.A1044]&gt;[.B1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6" calcext:value-type="float">
            <text:p>416</text:p>
          </table:table-cell>
          <table:table-cell table:formula="of:=IF([.A1045]&gt;[.B1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table:formula="of:=IF([.A1046]&gt;[.B10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table:formula="of:=IF([.A1047]&gt;[.B1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table:formula="of:=IF([.A1048]&gt;[.B1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table:formula="of:=IF([.A1049]&gt;[.B1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4" calcext:value-type="float">
            <text:p>274</text:p>
          </table:table-cell>
          <table:table-cell table:formula="of:=IF([.A1050]&gt;[.B10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1050])" office:value-type="float" office:value="782" calcext:value-type="float">
            <text:p>782</text:p>
          </table:table-cell>
          <table:table-cell table:formula="of:=[.C1051]/1050" office:value-type="float" office:value="0.744761904761905" calcext:value-type="float">
            <text:p>0.744761904761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3T01:26:03.318051346</dc:date>
    <meta:editing-duration>PT2M41S</meta:editing-duration>
    <meta:editing-cycles>1</meta:editing-cycles>
    <meta:document-statistic meta:table-count="1" meta:cell-count="3152" meta:object-count="0"/>
    <meta:generator>LibreOffice/24.2.7.2$Linux_X86_64 LibreOffice_project/420$Build-2</meta:generator>
  </office:meta>
</office:document-meta>
</file>